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000000DB493A17834B0404E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8.2701in" svg:height="11.6902in" draw:z-index="0">
        <draw:image xlink:href="Pictures/10000201000009B000000DB493A17834B0404E43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22:44.399676540</meta:creation-date>
    <meta:editing-duration>PT46S</meta:editing-duration>
    <meta:editing-cycles>2</meta:editing-cycles>
    <meta:generator>LibreOffice/5.1.6.2$Linux_X86_64 LibreOffice_project/10m0$Build-2</meta:generator>
    <dc:date>2017-07-11T08:23:27.833036045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